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possess pure hearts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 surely
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You must gain the power to oppose her, at once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#ﾟДﾟ)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 situation,
we should ask the Church for advice. I expect
they'll understand what just happened better
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9T16:09:07+01:00</meta:creation-date>
    <dc:date>2019-11-09T16:09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